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fr" fo:country="FR" officeooo:rsid="0010b294" officeooo:paragraph-rsid="0010b294"/>
    </style:style>
    <style:style style:name="P2" style:family="paragraph" style:parent-style-name="Standard">
      <style:text-properties fo:language="fr" fo:country="FR" officeooo:rsid="0010b294" officeooo:paragraph-rsid="00118e29"/>
    </style:style>
    <style:style style:name="P3" style:family="paragraph" style:parent-style-name="Standard">
      <style:text-properties fo:language="fr" fo:country="FR" officeooo:rsid="0010b294" officeooo:paragraph-rsid="00147f4c"/>
    </style:style>
    <style:style style:name="P4" style:family="paragraph" style:parent-style-name="Standard">
      <style:text-properties fo:language="fr" fo:country="FR" officeooo:rsid="0010b294" officeooo:paragraph-rsid="001544a8"/>
    </style:style>
    <style:style style:name="P5" style:family="paragraph" style:parent-style-name="Standard">
      <style:text-properties fo:language="fr" fo:country="FR" officeooo:rsid="0010b294" officeooo:paragraph-rsid="00198d0f"/>
    </style:style>
    <style:style style:name="P6" style:family="paragraph" style:parent-style-name="Standard">
      <style:paragraph-properties fo:break-before="page"/>
      <style:text-properties fo:language="fr" fo:country="FR" officeooo:rsid="00118e29" officeooo:paragraph-rsid="00118e29"/>
    </style:style>
    <style:style style:name="P7" style:family="paragraph" style:parent-style-name="Standard">
      <style:text-properties fo:language="fr" fo:country="FR" officeooo:rsid="00118e29" officeooo:paragraph-rsid="00118e29"/>
    </style:style>
    <style:style style:name="P8" style:family="paragraph" style:parent-style-name="Standard">
      <style:text-properties fo:language="fr" fo:country="FR" officeooo:rsid="001cc78c" officeooo:paragraph-rsid="001cc78c"/>
    </style:style>
    <style:style style:name="P9" style:family="paragraph" style:parent-style-name="Standard">
      <style:text-properties officeooo:paragraph-rsid="0010b294"/>
    </style:style>
    <style:style style:name="T1" style:family="text">
      <style:text-properties officeooo:rsid="0010b294"/>
    </style:style>
    <style:style style:name="T2" style:family="text">
      <style:text-properties officeooo:rsid="00118e29"/>
    </style:style>
    <style:style style:name="T3" style:family="text">
      <style:text-properties fo:language="fr" fo:country="FR" officeooo:rsid="0010b294"/>
    </style:style>
    <style:style style:name="T4" style:family="text">
      <style:text-properties officeooo:rsid="0011ef88"/>
    </style:style>
    <style:style style:name="T5" style:family="text">
      <style:text-properties officeooo:rsid="00132b83"/>
    </style:style>
    <style:style style:name="T6" style:family="text">
      <style:text-properties officeooo:rsid="00147f4c"/>
    </style:style>
    <style:style style:name="T7" style:family="text">
      <style:text-properties officeooo:rsid="00149d72"/>
    </style:style>
    <style:style style:name="T8" style:family="text">
      <style:text-properties officeooo:rsid="001544a8"/>
    </style:style>
    <style:style style:name="T9" style:family="text">
      <style:text-properties officeooo:rsid="0018c7ea"/>
    </style:style>
    <style:style style:name="T10" style:family="text">
      <style:text-properties officeooo:rsid="00198d0f"/>
    </style:style>
    <style:style style:name="T11" style:family="text">
      <style:text-properties officeooo:rsid="001b2b41"/>
    </style:style>
    <style:style style:name="T12" style:family="text">
      <style:text-properties officeooo:rsid="001bece9"/>
    </style:style>
    <style:style style:name="T13" style:family="text">
      <style:text-properties officeooo:rsid="001cc7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 important :</text:p>
      <text:p text:style-name="P1"/>
      <text:p text:style-name="P9"><text:span text:style-name="T3">Bienvenue sur Better Bus et merci d’avoir téléchargé l’application.</text:span></text:p>
      <text:p text:style-name="P3">Tout d’abord, <text:span text:style-name="T2">voici </text:span>une présentation rapide :</text:p>
      <text:p text:style-name="P3">Better <text:span text:style-name="T5">Bus</text:span> est une application mobile qui a été créée dans le but d’offrir une alternative <text:span text:style-name="T6">à</text:span> l’application Vitalis <text:span text:style-name="T6">(</text:span>entreprise de transport <text:span text:style-name="T7">par</text:span> <text:span text:style-name="T8">b</text:span>us <text:span text:style-name="T2">à</text:span> Poitiers<text:span text:style-name="T6">)</text:span>.</text:p>
      <text:p text:style-name="P4"/>
      <text:p text:style-name="P4">Il y a plusieurs chose<text:span text:style-name="T2">s</text:span> <text:span text:style-name="T2">à</text:span> savoir av<text:span text:style-name="T8">a</text:span>nt d’utiliser Better Bus :</text:p>
      <text:p text:style-name="P4"><text:span text:style-name="T11">Tout d’abord</text:span>, <text:span text:style-name="T2">Better Bus </text:span>n’est pas Vitalis mais repose cependant sur leur service. Les Conditions Générales de Vente <text:span text:style-name="T2">et</text:span> d’Utilisation du réseau Vitalis sont en application à partir du moment o<text:span text:style-name="T4">ù</text:span> vous utiliser <text:span text:style-name="T2">leur</text:span> réseau de transport en commun. Comme dit que dans les mentions légales de Vitalis, <text:span text:style-name="T8">l</text:span>’exactitude du contenu de l’application n’est pas garanti<text:span text:style-name="T8">e</text:span>. Ni Vitalis ni Better Bus ne peu<text:span text:style-name="T8">vent</text:span> être tenu<text:span text:style-name="T8">s</text:span> responsable<text:span text:style-name="T8">s</text:span> en ce qui concerne les dommages directs ou indirects, prévisible<text:span text:style-name="T8">s</text:span> ou imprévisible<text:span text:style-name="T8">s</text:span>, matériels ou immatériels découlant de l’utilisation ou de l’impossibilité partielle ou totale d’utilisation de l’application Better Bus. Pour plus d’information, veuillez consulter les mentions légales <text:span text:style-name="T2">ou le site web</text:span> de Vitalis.</text:p>
      <text:p text:style-name="P2"/>
      <text:p text:style-name="P2">Il est également important de préciser que Better Bus repose sur le site <text:span text:style-name="T2">web</text:span> de Vitalis. <text:span text:style-name="T9">E</text:span>n cas de mauvais fonctionnement de celui-ci ou de changement de son fonctionnement, Better Bus peut <text:span text:style-name="T2">se </text:span>retrouver plus ou moins impacté et peut devenir inutilisable du jour au lendemain.</text:p>
      <text:p text:style-name="P1"/>
      <text:p text:style-name="P5">Pour toute question, problème avec l’application ou suggestion vous pouvez me contacter <text:span text:style-name="T10">à</text:span> l’adresse mail <text:a xlink:type="simple" xlink:href="mailto:better.bus.poitiers@gmail.com" text:style-name="Internet_20_link" text:visited-style-name="Visited_20_Internet_20_Link">better.bus.poitiers@gmail.com</text:a> ou sur le compte Instagram de l’application {insérer le compt instagrame}.</text:p>
      <text:p text:style-name="P1"/>
      <text:p text:style-name="P1">Si vous avez lu jusque ici, <text:span text:style-name="T2">je vous </text:span><text:span text:style-name="T10">re</text:span>merci<text:span text:style-name="T10">e</text:span> et vous souhaite une bonne utilisation de Better Bus.</text:p>
      <text:p text:style-name="P1"/>
      <text:p text:style-name="P1">Bubulle, le développeur de Better Bus</text:p>
      <text:p text:style-name="P6">Message pour Vitalis :</text:p>
      <text:p text:style-name="P7"/>
      <text:p text:style-name="P7">Si vous faite<text:span text:style-name="T11">s</text:span> partie du personnel de Vitalis, <text:span text:style-name="T11">tout d’abord</text:span> bienvenue sur Better Bus. Si l’application vous pose problème pour une raison ou une autre, je serais ravi d’en discuter avec vous par mail <text:a xlink:type="simple" xlink:href="mailto:better.bus.poitiers@gmail.com" text:style-name="Internet_20_link" text:visited-style-name="Visited_20_Internet_20_Link"><text:span text:style-name="T1">better.bus.poitiers@gmail.com</text:span></text:a><text:span text:style-name="T1"> </text:span>ou sur Instagram {inséter le compté instagrame} de façon <text:span text:style-name="T12">à</text:span> régl<text:span text:style-name="T12">er</text:span> le problème.</text:p>
      <text:p text:style-name="P7"/>
      <text:p text:style-name="P8">Merci de votre compréhension.</text:p>
      <text:p text:style-name="P7"/>
      <text:p text:style-name="P7">Bubulle, le développeur de Better Bu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20:11:42.652557827</meta:creation-date>
    <dc:date>2023-07-18T21:10:03.798037249</dc:date>
    <meta:editing-duration>PT58M17S</meta:editing-duration>
    <meta:editing-cycles>15</meta:editing-cycles>
    <meta:generator>LibreOffice/7.4.7.2$Linux_X86_64 LibreOffice_project/40$Build-2</meta:generator>
    <meta:document-statistic meta:table-count="0" meta:image-count="0" meta:object-count="0" meta:page-count="2" meta:paragraph-count="14" meta:word-count="325" meta:character-count="2097" meta:non-whitespace-character-count="1786"/>
  </office:meta>
</office:document-meta>
</file>